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FlowTagUtils.getToken( ActionMapping mappin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geFlowTagUtils.getToken( String a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geFlowTagUtils.rewriteActionURL( String action , Map params , String loc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geFlowTagUtils.getActionMapping( FlowController flowController , String action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8">
            <text:p text:style-name="Table_20_Contents">18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PageFlowTagUtils.rewriteResourceURL( String url , Map params ,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eFlowTagUtils.isAction( String ac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ageFlowTagUtils.rewriteHrefURL( String url , Map params ,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